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6dcfbae1284da95d6bcf990e3b9bfd4d7ab9f6d034ba057327a436c19f77277e" manifest:media-type="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py3o.image(object.image, 'png', width='3cm', height='1.5cm')" text:anchor-type="paragraph" svg:width="3.000cm" draw:z-index="0" svg:height="1.5cm"><draw:image xlink:href="Pictures/6dcfbae1284da95d6bcf990e3b9bfd4d7ab9f6d034ba057327a436c19f77277e" xlink:type="simple" draw:name="py3o: Pictures/6dcfbae1284da95d6bcf990e3b9bfd4d7ab9f6d034ba057327a436c19f77277e"/></draw:frame><draw:frame draw:style-name="fr2" draw:name="py3o.image(object.image2, 'png', width='6cm', height='3cm')" text:anchor-type="paragraph" svg:x="1.088cm" svg:y="3.784cm" svg:width="6.000cm" draw:z-index="1" svg:height="3cm"><draw:image xlink:href="Pictures/6dcfbae1284da95d6bcf990e3b9bfd4d7ab9f6d034ba057327a436c19f77277e" xlink:type="simple" draw:name="py3o: Pictures/6dcfbae1284da95d6bcf990e3b9bfd4d7ab9f6d034ba057327a436c19f77277e"/></draw:frame><draw:frame draw:style-name="fr2" draw:name="py3o.image(object.image3, 'png', width='1,5cm', height='0.75cm')" text:anchor-type="paragraph" svg:x="12.996cm" svg:y="7.447cm" svg:width="1.500cm" draw:z-index="2" svg:height="0.75cm"><draw:image xlink:href="Pictures/6dcfbae1284da95d6bcf990e3b9bfd4d7ab9f6d034ba057327a436c19f77277e" xlink:type="simple" draw:name="py3o: Pictures/6dcfbae1284da95d6bcf990e3b9bfd4d7ab9f6d034ba057327a436c19f77277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10T22:35:50.509842193</meta:creation-date>
    <dc:date>2015-06-11T16:41:46.450305761</dc:date>
    <dc:creator>Florent Aide</dc:creator>
    <meta:editing-duration>PT13H50M45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